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0c267" officeooo:paragraph-rsid="0040c26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 officeooo:paragraph-rsid="0047bc55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46879" officeooo:paragraph-rsid="00446879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700e" officeooo:paragraph-rsid="0046700e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7bc55" officeooo:paragraph-rsid="0047bc55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134f" officeooo:paragraph-rsid="0049134f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afcd" officeooo:paragraph-rsid="0049afcd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4f36c5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611c" officeooo:paragraph-rsid="004f611c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15225" officeooo:paragraph-rsid="00515225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2a7de" officeooo:paragraph-rsid="0052a7de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0b93" officeooo:paragraph-rsid="005a0b93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dfc3" officeooo:paragraph-rsid="005beb35"/>
    </style:style>
    <style:style style:name="P1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f9fdf" officeooo:paragraph-rsid="005f9fdf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8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9" style:family="paragraph" style:parent-style-name="Table_20_Contents">
      <style:text-properties officeooo:rsid="004dc294" officeooo:paragraph-rsid="004dc294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officeooo:rsid="005adfc3" officeooo:paragraph-rsid="005adfc3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officeooo:rsid="005a0b93" officeooo:paragraph-rsid="005a0b93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officeooo:rsid="005cb6dc" officeooo:paragraph-rsid="005cb6dc"/>
    </style:style>
    <style:style style:name="P23" style:family="paragraph" style:parent-style-name="Standard" style:list-style-name="L2">
      <loext:graphic-properties draw:fill="none"/>
      <style:paragraph-properties fo:background-color="transparent"/>
      <style:text-properties officeooo:rsid="005f9fdf" officeooo:paragraph-rsid="005f9fdf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5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323f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7bc55"/>
    </style:style>
    <style:style style:name="T2" style:family="text">
      <style:text-properties officeooo:rsid="004a0606"/>
    </style:style>
    <style:style style:name="T3" style:family="text">
      <style:text-properties officeooo:rsid="004e8e49"/>
    </style:style>
    <style:style style:name="T4" style:family="text">
      <style:text-properties officeooo:rsid="004f36c5"/>
    </style:style>
    <style:style style:name="T5" style:family="text">
      <style:text-properties officeooo:rsid="0052a7de"/>
    </style:style>
    <style:style style:name="T6" style:family="text">
      <style:text-properties officeooo:rsid="0055542a"/>
    </style:style>
    <style:style style:name="T7" style:family="text">
      <style:text-properties officeooo:rsid="005840dd"/>
    </style:style>
    <style:style style:name="T8" style:family="text">
      <style:text-properties officeooo:rsid="005af46b"/>
    </style:style>
    <style:style style:name="T9" style:family="text">
      <style:text-properties officeooo:rsid="005beb35"/>
    </style:style>
    <style:style style:name="T10" style:family="text">
      <style:text-properties officeooo:rsid="005fe9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Требования.</text:h>
      <text:p text:style-name="P1"/>
      <text:p text:style-name="P2">Расстояние между силой и СС — 20 см минимум.</text:p>
      <text:p text:style-name="P2">Расстояние между ПС и пучком ЭО — 50 см минимум, между ПС и одиночным ЭО — 25 см.</text:p>
      <text:h text:style-name="P25" text:outline-level="1">Аппаратура.</text:h>
      <text:p text:style-name="P17"/>
      <text:p text:style-name="P3">Звук — Logitech Media Server или HiFiBerry AMP+.</text:p>
      <text:p text:style-name="P5">Датчик углекислого газа — TCS4161 или MQZ135.</text:p>
      <text:p text:style-name="P6">Часы — комплектующие см. в проекте Кикад.</text:p>
      <text:p text:style-name="P6"/>
      <text:h text:style-name="P26" text:outline-level="1"><text:span text:style-name="T1">Требования к электрике</text:span>.</text:h>
      <text:p text:style-name="P4"/>
      <text:p text:style-name="P7">КУП для ванной и туалета.</text:p>
      <text:p text:style-name="P10"><text:span text:style-name="T4">Вводной автомат — тип C. С</text:span>разу после вводного автоматического выключателя желательно установить противопожарное УЗО на 100 мА <text:span text:style-name="T5">с большим временем срабатывания.</text:span></text:p>
      <text:p text:style-name="P11">Отключающая способность автоматов — не менее 6000А, <text:span text:style-name="T6">для вводного — 10000А.</text:span></text:p>
      <text:p text:style-name="P14">Отдельные автоматы:</text:p>
      <text:list xml:id="list9188402747823384243" text:style-name="L1">
        <text:list-item>
          <text:p text:style-name="P20">собственные нужды щита (розетка, освещение), трансформатор звонка, <text:span text:style-name="T8">управляющие цепи импульсных реле</text:span>;</text:p>
        </text:list-item>
        <text:list-item>
          <text:p text:style-name="P21">слаботочка и автоматика;</text:p>
        </text:list-item>
        <text:list-item>
          <text:p text:style-name="P22">ИБП;</text:p>
        </text:list-item>
        <text:list-item>
          <text:p text:style-name="P21">ПС.</text:p>
        </text:list-item>
      </text:list>
      <text:p text:style-name="P11"/>
      <text:p text:style-name="P12">Можно применить УЗО с номинальным током на 63А и не париться о сумме номиналов автоматов после него, ибо вводной автома<text:span text:style-name="T7">т</text:span> всё равно 45А.</text:p>
      <text:p text:style-name="P13">УЗО - тип А.</text:p>
      <text:p text:style-name="P7">Для линий розеток — УЗО 30 мА.</text:p>
      <text:p text:style-name="P7">Для линий в ванной, туалете <text:span text:style-name="T10">и лоджии</text:span> — УЗО 10 мА.</text:p>
      <text:p text:style-name="P12">Не более 5 линий на УЗО.</text:p>
      <text:p text:style-name="P15"><text:span text:style-name="T9">С</text:span>обственные нужды щита (розетка, освещение), трансформатор звонка, <text:span text:style-name="T8">управляющие цепи импульсных реле, слаботочка и автоматика — одно УЗО.</text:span></text:p>
      <text:p text:style-name="P15"/>
      <text:p text:style-name="P16">Рубильники и дистанционные расцепители:</text:p>
      <text:list xml:id="list2472104861987397962" text:style-name="L2">
        <text:list-item>
          <text:p text:style-name="P23">вводные;</text:p>
        </text:list-item>
        <text:list-item>
          <text:p text:style-name="P23">климатическое оборудование.</text:p>
        </text:list-item>
      </text:list>
      <text:p text:style-name="P7"/>
      <text:p text:style-name="P7">Вольтметр — Меандр ВАР-М01.</text:p>
      <text:p text:style-name="P8">ВСЕ кнопки и управляющие цепи импульсных реле объединить на ОДИН автомат; выходные контакты каждого реле будут подавать на светильник фазу от его (светильника) автомата.</text:p>
      <text:p text:style-name="P9">Устройство защиты от перенапряжения — УЗМ-51м <text:span text:style-name="T2">или УЗМ-50МД.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1,5 кв.мм <text:span text:style-name="T3">(освещение)</text:span></text:p>
          </table:table-cell>
          <table:table-cell table:style-name="Таблица1.B1" office:value-type="string">
            <text:p text:style-name="P19">10 А, тип <text:span text:style-name="T4">B</text:span></text:p>
          </table:table-cell>
        </table:table-row>
        <table:table-row>
          <table:table-cell table:style-name="Таблица1.A2" office:value-type="string">
            <text:p text:style-name="P19">1,5 кв.мм <text:span text:style-name="T3">(стационарное)</text:span></text:p>
          </table:table-cell>
          <table:table-cell table:style-name="Таблица1.B2" office:value-type="string">
            <text:p text:style-name="P19">10 А, тип C</text:p>
          </table:table-cell>
        </table:table-row>
        <text:soft-page-break/>
        <table:table-row>
          <table:table-cell table:style-name="Таблица1.A2" office:value-type="string">
            <text:p text:style-name="P19">2,5 кв.мм розетки</text:p>
          </table:table-cell>
          <table:table-cell table:style-name="Таблица1.B2" office:value-type="string">
            <text:p text:style-name="P19">16 А, <text:s/>тип B</text:p>
          </table:table-cell>
        </table:table-row>
        <table:table-row>
          <table:table-cell table:style-name="Таблица1.A2" office:value-type="string">
            <text:p text:style-name="P19">2,5 кв.мм стационарное</text:p>
          </table:table-cell>
          <table:table-cell table:style-name="Таблица1.B2" office:value-type="string">
            <text:p text:style-name="P19">16 А, <text:s/>тип С</text:p>
          </table:table-cell>
        </table:table-row>
        <table:table-row>
          <table:table-cell table:style-name="Таблица1.A2" office:value-type="string">
            <text:p text:style-name="P19">4 кв.мм стационарное</text:p>
          </table:table-cell>
          <table:table-cell table:style-name="Таблица1.B2" office:value-type="string">
            <text:p text:style-name="P19">20 А, <text:s/>тип С</text:p>
          </table:table-cell>
        </table:table-row>
        <table:table-row>
          <table:table-cell table:style-name="Таблица1.A2" office:value-type="string">
            <text:p text:style-name="P19">6 кв.мм стационарное</text:p>
          </table:table-cell>
          <table:table-cell table:style-name="Таблица1.B2" office:value-type="string">
            <text:p text:style-name="P19">32 А, <text:s/>тип С</text:p>
          </table:table-cell>
        </table:table-row>
      </table:table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1-07T19:48:15.444871751</dc:date>
    <meta:editing-duration>PT11H7M51S</meta:editing-duration>
    <meta:editing-cycles>69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254" meta:character-count="1626" meta:non-whitespace-character-count="1400"/>
  </office:meta>
</office:document-meta>
</file>